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ostname.setProperty(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stname.execut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Hostname.getHo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stname.setFailOnError( boolean failon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stname.setAddress( boolean 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stname.getLocalHost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stname.get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